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paragraph-properties fo:padding="0cm" fo:border="none"/>
      <style:text-properties loext:padding="0cm" loext:border="none"/>
    </style:style>
    <style:style style:name="P6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7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kth-missing-positive-number/" text:style-name="Internet_20_link" text:visited-style-name="Visited_20_Internet_20_Link"><text:span text:style-name="T1">1539. Kth Missing Positive Number</text:span></text:a></text:p>
      <text:p text:style-name="P3">Easy</text:p>
      <text:p text:style-name="P3"/>
      <text:p text:style-name="P4"><text:span text:style-name="T1">Given an array </text:span><text:span text:style-name="Source_20_Text"><text:span text:style-name="T2">arr</text:span></text:span><text:span text:style-name="T1"> of positive integers sorted in a </text:span><text:span text:style-name="Strong_20_Emphasis"><text:span text:style-name="T1">strictly increasing order</text:span></text:span><text:span text:style-name="T1">, and an integer </text:span><text:span text:style-name="Source_20_Text"><text:span text:style-name="T2">k</text:span></text:span><text:span text:style-name="T1">.</text:span></text:p>
      <text:p text:style-name="P4"><text:span text:style-name="T1">Return </text:span><text:span text:style-name="Emphasis"><text:span text:style-name="T1">the</text:span></text:span><text:span text:style-name="T1"> </text:span><text:span text:style-name="Source_20_Text"><text:span text:style-name="T2">k</text:span></text:span><text:span text:style-name="Source_20_Text"><text:span text:style-name="T1">th</text:span></text:span><text:span text:style-name="T1"> </text:span><text:span text:style-name="Emphasis"><text:span text:style-name="Strong_20_Emphasis"><text:span text:style-name="T1">positive</text:span></text:span></text:span><text:span text:style-name="Emphasis"><text:span text:style-name="T1"> integer that is </text:span></text:span><text:span text:style-name="Emphasis"><text:span text:style-name="Strong_20_Emphasis"><text:span text:style-name="T1">missing</text:span></text:span></text:span><text:span text:style-name="Emphasis"><text:span text:style-name="T1"> from this array.</text:span></text:span></text:p>
      <text:p text:style-name="P5"> </text:p>
      <text:p text:style-name="P4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arr = [2,3,4,7,11], k = 5</text:span></text:p>
      <text:p text:style-name="P2"><text:span text:style-name="Strong_20_Emphasis"><text:span text:style-name="T1">Output:</text:span></text:span><text:span text:style-name="T1"> 9</text:span></text:p>
      <text:p text:style-name="P1"><text:span text:style-name="Strong_20_Emphasis"><text:span text:style-name="T1">Explanation: </text:span></text:span><text:span text:style-name="T1">The missing positive integers are [1,5,6,8,9,10,12,13,...]. The 5th missing positive integer is 9.</text:span></text:p>
      <text:p text:style-name="P4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arr = [1,2,3,4], k = 2</text:span></text:p>
      <text:p text:style-name="P2"><text:span text:style-name="Strong_20_Emphasis"><text:span text:style-name="T1">Output:</text:span></text:span><text:span text:style-name="T1"> 6</text:span></text:p>
      <text:p text:style-name="P1"><text:span text:style-name="Strong_20_Emphasis"><text:span text:style-name="T1">Explanation: </text:span></text:span><text:span text:style-name="T1">The missing positive integers are [5,6,7,...]. The 2nd missing positive integer is 6.</text:span></text:p>
      <text:p text:style-name="P5"> </text:p>
      <text:p text:style-name="P4"><text:span text:style-name="Strong_20_Emphasis"><text:span text:style-name="T1">Constraints:</text:span></text:span></text:p>
      <text:list xml:id="list3501028656" text:style-name="L1">
        <text:list-item>
          <text:p text:style-name="P6"><text:span text:style-name="Source_20_Text"><text:span text:style-name="T2">1 &lt;= arr.length &lt;= 1000</text:span></text:span></text:p>
        </text:list-item>
        <text:list-item>
          <text:p text:style-name="P6"><text:span text:style-name="Source_20_Text"><text:span text:style-name="T2">1 &lt;= arr[i] &lt;= 1000</text:span></text:span></text:p>
        </text:list-item>
        <text:list-item>
          <text:p text:style-name="P6"><text:span text:style-name="Source_20_Text"><text:span text:style-name="T2">1 &lt;= k &lt;= 1000</text:span></text:span></text:p>
        </text:list-item>
        <text:list-item>
          <text:p text:style-name="P7"><text:span text:style-name="Source_20_Text"><text:span text:style-name="T2">arr[i] &lt; arr[j]</text:span></text:span><text:span text:style-name="T1"> for </text:span><text:span text:style-name="Source_20_Text"><text:span text:style-name="T2">1 &lt;= i &lt; j &lt;= arr.length</text:span></text:span></text:p>
        </text:list-item>
      </text:list>
      <text:p text:style-name="P5"> </text:p>
      <text:p text:style-name="P4"><text:span text:style-name="Strong_20_Emphasis"><text:span text:style-name="T1">Follow up:</text:span></text:span></text:p>
      <text:p text:style-name="P5">Could you solve this problem in less than O(n) complexity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26T20:48:23.886000000</dc:date>
    <meta:editing-duration>PT12S</meta:editing-duration>
    <meta:editing-cycles>1</meta:editing-cycles>
    <meta:document-statistic meta:table-count="0" meta:image-count="0" meta:object-count="0" meta:page-count="1" meta:paragraph-count="22" meta:word-count="127" meta:character-count="692" meta:non-whitespace-character-count="585"/>
    <meta:generator>LibreOffice/7.2.2.2$Windows_X86_64 LibreOffice_project/02b2acce88a210515b4a5bb2e46cbfb63fe97d56</meta:generator>
  </office:meta>
</office:document-meta>
</file>